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729e" officeooo:paragraph-rsid="0005729e"/>
    </style:style>
    <style:style style:name="P2" style:family="paragraph" style:parent-style-name="Standard">
      <style:text-properties officeooo:paragraph-rsid="0005729e"/>
    </style:style>
    <style:style style:name="P3" style:family="paragraph" style:parent-style-name="Standard">
      <style:text-properties officeooo:rsid="0006deb4"/>
    </style:style>
    <style:style style:name="P4" style:family="paragraph" style:parent-style-name="Standard">
      <style:text-properties officeooo:rsid="0006deb4" officeooo:paragraph-rsid="0006deb4"/>
    </style:style>
    <style:style style:name="T1" style:family="text">
      <style:text-properties officeooo:rsid="0005729e"/>
    </style:style>
    <style:style style:name="T2" style:family="text">
      <style:text-properties officeooo:rsid="0006de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écnicas de Busca e Ordena ̧cão</text:p>
      <text:p text:style-name="Standard">Roteiro de Laboratúrio 1<text:span text:style-name="T1">2</text:span>– Á<text:span text:style-name="T1">rvores e recursão</text:span></text:p>
      <text:p text:style-name="P3"/>
      <text:p text:style-name="P4">OBS.: Todos os TADs pedidos estão na mesma pasta, mas a utilização dos mesmos foi feita dentro do TAD bst.</text:p>
      <text:p text:style-name="Standard"/>
      <text:p text:style-name="Standard">1. <text:span text:style-name="T1">TAD BST</text:span>:</text:p>
      <text:p text:style-name="P2"><text:span text:style-name="T1">1.1 – EmptyBst();</text:span></text:p>
      <text:p text:style-name="P1">1.2 – InsertBst();</text:p>
      <text:p text:style-name="P2"><text:span text:style-name="T1">1.3 – DestroyBst();</text:span></text:p>
      <text:p text:style-name="Standard"/>
      <text:p text:style-name="Standard">2. <text:span text:style-name="T1">Cliente do TAD BST:</text:span></text:p>
      <text:p text:style-name="P1">2.1 – Que nesta seed para os numeros randomicos, os valores se distanciam da média, em média, 4.96</text:p>
      <text:p text:style-name="P2"><text:span text:style-name="T1">2.2 – </text:span><text:span text:style-name="T2">Máximo é N, caso todos os nós sejam diferentes e sequencialmente maiores um do outro. O mínimo é quando a árvore é perfeitamente balanceada, então o mínimo é o somatório de 0 até 20 (para N sendo 1.000.000) de 2^i.</text:span></text:p>
      <text:p text:style-name="Standard"/>
      <text:p text:style-name="Standard">3. <text:span text:style-name="T2">Caminhando em árvore:</text:span></text:p>
      <text:p text:style-name="P4">3.1 – Funcões genéricas nomeadas como: rec_preorder(), rec_inorder(), rec_postorder().</text:p>
      <text:p text:style-name="P4"/>
      <text:p text:style-name="P4">4. TAD Pilha:</text:p>
      <text:p text:style-name="P4">4.1 Stack.c, Stack.h.</text:p>
      <text:p text:style-name="P4"/>
      <text:p text:style-name="P4">5. Non-Recursive BST traversal:</text:p>
      <text:p text:style-name="P4">5.1 Funcões nomeadas como: stack_preorder(), stack_inorder(), stack_postorder().</text:p>
      <text:p text:style-name="P4"/>
      <text:p text:style-name="P4">6. Análise empirica:</text:p>
      <text:p text:style-name="P4">6.1 – Os códigos com recursão foram mais rápidos que os iterativos. A depender do código e da complexidade, pode ser que seja mais fácil e rápido utilizar programas recursivos.</text:p>
      <text:p text:style-name="P4"/>
      <text:p text:style-name="P4">7. TAD Fila:</text:p>
      <text:p text:style-name="P4">7.1 Queue.c, Queue.h</text:p>
      <text:p text:style-name="P4"/>
      <text:p text:style-name="P4">8. Non-Recursive level-order traversal:</text:p>
      <text:p text:style-name="P4">8.1 Implementada.</text:p>
      <text:p text:style-name="P4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09:13:08.025474803</meta:creation-date>
    <dc:date>2024-11-21T09:36:06.245570178</dc:date>
    <meta:editing-duration>PT12M48S</meta:editing-duration>
    <meta:editing-cycles>1</meta:editing-cycles>
    <meta:document-statistic meta:table-count="0" meta:image-count="0" meta:object-count="0" meta:page-count="1" meta:paragraph-count="22" meta:word-count="179" meta:character-count="1126" meta:non-whitespace-character-count="963"/>
    <meta:generator>LibreOffice/7.3.7.2$Linux_X86_64 LibreOffice_project/30$Build-2</meta:generator>
  </office:meta>
</office:document-meta>
</file>